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5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5.17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16mm"/>
    </style:style>
    <style:style style:name="co6" style:family="table-column">
      <style:table-column-properties fo:break-before="auto" style:column-width="12.95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8.17mm"/>
    </style:style>
    <style:style style:name="co10" style:family="table-column">
      <style:table-column-properties fo:break-before="auto" style:column-width="21.1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13.42mm"/>
    </style:style>
    <style:style style:name="co13" style:family="table-column">
      <style:table-column-properties fo:break-before="auto" style:column-width="11.45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9.86mm" fo:break-before="auto" style:use-optimal-row-height="false"/>
    </style:style>
    <style:style style:name="ro6" style:family="table-row">
      <style:table-row-properties style:row-height="3.97mm" fo:break-before="auto" style:use-optimal-row-height="true"/>
    </style:style>
    <style:style style:name="ro7" style:family="table-row">
      <style:table-row-properties style:row-height="8.1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一般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一般_5f_表頭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一般_5f_表頭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一般_20_2" style:data-style-name="N14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一般_20_2">
      <style:table-cell-properties style:rotation-align="none"/>
    </style:style>
    <style:style style:name="ce13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一般_5f_表頭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一般_5f_表頭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一般_20_2" style:data-style-name="N146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一般_20_2" style:data-style-name="N146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一般_5f_表頭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一般_5f_表頭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一般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 style:data-style-name="N146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一般_20_2" style:data-style-name="N145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一般_20_2" style:data-style-name="N145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一般_5f_表頭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表頭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20_2" style:data-style-name="N14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 style:data-style-name="N144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 style:data-style-name="N143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一般_20_2" style:data-style-name="N145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一般_20_2" style:data-style-name="N145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一般_5f_表頭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一般_20_2" style:data-style-name="N14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一般_20_2" style:data-style-name="N145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新細明體" fo:font-size="16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6pt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6pt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M3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09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4.<text:span text:style-name="T1">歷年台電系統發電廠裝置容量表</text:span></text:p>
          </table:table-cell>
          <table:covered-table-cell table:number-columns-repeated="12" table:style-name="ce12"/>
          <table:table-cell table:style-name="ce36"/>
          <table:table-cell table:style-name="ce41" table:number-columns-repeated="1010"/>
        </table:table-row>
        <table:table-row table:style-name="ro1">
          <table:table-cell table:style-name="ce1" office:value-type="string" calcext:value-type="string" table:number-columns-spanned="13" table:number-rows-spanned="1">
            <text:p>Installed Capacity of Taiwan Power Company Electricity Grid</text:p>
          </table:table-cell>
          <table:covered-table-cell table:number-columns-repeated="12" table:style-name="ce12"/>
          <table:table-cell table:style-name="ce36"/>
          <table:table-cell table:style-name="ce41" table:number-columns-repeated="1010"/>
        </table:table-row>
        <table:table-row table:style-name="ro2">
          <table:table-cell table:number-columns-repeated="9"/>
          <table:table-cell table:style-name="ce24"/>
          <table:table-cell table:style-name="ce27" office:value-type="string" calcext:value-type="string" table:number-columns-spanned="3" table:number-rows-spanned="1">
            <text:p><text:span text:style-name="T2">單位：千瓩</text:span></text:p>
          </table:table-cell>
          <table:covered-table-cell table:number-columns-repeated="2" table:style-name="ce28"/>
          <table:table-cell table:number-columns-repeated="1011"/>
        </table:table-row>
        <table:table-row table:style-name="ro2">
          <table:table-cell table:style-name="ce3" table:number-columns-repeated="7"/>
          <table:table-cell table:number-columns-repeated="2"/>
          <table:table-cell table:style-name="ce25"/>
          <table:table-cell table:style-name="ce25" office:value-type="string" calcext:value-type="string" table:number-columns-spanned="3" table:number-rows-spanned="1">
            <text:p>Unit<text:span text:style-name="T2">：</text:span><text:span text:style-name="T3">MW</text:span></text:p>
          </table:table-cell>
          <table:covered-table-cell table:number-columns-repeated="2" table:style-name="ce25"/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3">
            <text:p><text:span text:style-name="T2">年</text:span><text:span text:style-name="T3"> </text:span><text:span text:style-name="T4">別</text:span></text:p>
            <text:p><text:span text:style-name="T5">Year</text:span></text:p>
          </table:table-cell>
          <table:table-cell table:style-name="ce13" office:value-type="string" calcext:value-type="string" table:number-columns-spanned="1" table:number-rows-spanned="3">
            <text:p><text:span text:style-name="T2">合</text:span><text:span text:style-name="T3">    </text:span><text:span text:style-name="T4">計</text:span></text:p>
            <text:p><text:span text:style-name="T5">Total</text:span></text:p>
          </table:table-cell>
          <table:table-cell table:style-name="ce13" office:value-type="string" calcext:value-type="string" table:number-columns-spanned="1" table:number-rows-spanned="3">
            <text:p><text:span text:style-name="T2">抽蓄水力</text:span></text:p>
            <text:p><text:span text:style-name="T5">Pumped Hydro</text:span></text:p>
          </table:table-cell>
          <table:table-cell table:style-name="ce13" office:value-type="string" calcext:value-type="string" table:number-columns-spanned="1" table:number-rows-spanned="3">
            <text:p><text:span text:style-name="T2">燃煤</text:span></text:p>
            <text:p><text:span text:style-name="T5">Coa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油</text:span></text:p>
            <text:p><text:span text:style-name="T5">Oi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氣</text:span></text:p>
            <text:p><text:span text:style-name="T5">LNG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核能</text:span></text:p>
            <text:p><text:span text:style-name="T5">Nuclear</text:span></text:p>
          </table:table-cell>
          <table:table-cell table:style-name="ce20" office:value-type="string" calcext:value-type="string" table:number-columns-spanned="6" table:number-rows-spanned="1">
            <text:p><text:span text:style-name="T7">再生能源</text:span></text:p>
            <text:p><text:span text:style-name="T5">Renewable Energy</text:span></text:p>
          </table:table-cell>
          <table:covered-table-cell table:number-columns-repeated="4" table:style-name="ce22"/>
          <table:covered-table-cell table:style-name="ce31"/>
          <table:table-cell table:style-name="ce37"/>
          <table:table-cell table:number-columns-repeated="1010"/>
        </table:table-row>
        <table:table-row table:style-name="ro2">
          <table:covered-table-cell table:style-name="ce5"/>
          <table:covered-table-cell table:number-columns-repeated="2" table:style-name="ce14"/>
          <table:covered-table-cell table:number-columns-repeated="3" table:style-name="ce18"/>
          <table:covered-table-cell table:style-name="ce14"/>
          <table:table-cell table:style-name="ce21" office:value-type="string" calcext:value-type="string">
            <text:p>小計</text:p>
          </table:table-cell>
          <table:table-cell table:style-name="ce19" office:value-type="string" calcext:value-type="string" table:number-columns-spanned="1" table:number-rows-spanned="2">
            <text:p><text:span text:style-name="T2">慣常水力</text:span></text:p>
            <text:p><text:span text:style-name="T5">Conventional Hydro</text:span></text:p>
          </table:table-cell>
          <table:table-cell table:style-name="ce19" office:value-type="string" calcext:value-type="string" table:number-columns-spanned="1" table:number-rows-spanned="2">
            <text:p><text:span text:style-name="T2">風力</text:span></text:p>
            <text:p><text:span text:style-name="T5">Wind</text:span></text:p>
          </table:table-cell>
          <table:table-cell table:style-name="ce19" office:value-type="string" calcext:value-type="string" table:number-columns-spanned="1" table:number-rows-spanned="2">
            <text:p><text:span text:style-name="T2">太陽光電</text:span></text:p>
            <text:p><text:span text:style-name="T5">Solar</text:span></text:p>
            <text:p><text:span text:style-name="T5">Photovoltaic</text:span></text:p>
          </table:table-cell>
          <table:table-cell table:style-name="ce29" office:value-type="string" calcext:value-type="string" table:number-columns-spanned="1" table:number-rows-spanned="2">
            <text:p><text:span text:style-name="T2">垃圾、沼氣</text:span></text:p>
            <text:p><text:span text:style-name="T5">Waste and Biogas</text:span></text:p>
          </table:table-cell>
          <table:table-cell table:style-name="ce29" office:value-type="string" calcext:value-type="string" table:number-columns-spanned="1" table:number-rows-spanned="2">
            <text:p><text:span text:style-name="T7">地熱</text:span></text:p>
            <text:p><text:span text:style-name="T5">Geothermal</text:span></text:p>
          </table:table-cell>
          <table:table-cell table:style-name="ce38"/>
          <table:table-cell table:number-columns-repeated="1010"/>
        </table:table-row>
        <table:table-row table:style-name="ro4">
          <table:covered-table-cell table:style-name="ce6"/>
          <table:covered-table-cell table:number-columns-repeated="2" table:style-name="ce15"/>
          <table:covered-table-cell table:number-columns-repeated="3" table:style-name="ce19"/>
          <table:covered-table-cell table:style-name="ce15"/>
          <table:table-cell table:style-name="ce15" office:value-type="string" calcext:value-type="string">
            <text:p>Subtotal</text:p>
          </table:table-cell>
          <table:covered-table-cell table:style-name="ce23"/>
          <table:covered-table-cell table:number-columns-repeated="2" table:style-name="ce26"/>
          <table:covered-table-cell table:style-name="ce30"/>
          <table:covered-table-cell table:style-name="ce32"/>
          <table:table-cell table:style-name="ce38"/>
          <table:table-cell table:number-columns-repeated="1010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16" office:value-type="float" office:value="29634.482" calcext:value-type="float">
            <text:p><text:s/>29,634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9900" calcext:value-type="float">
            <text:p><text:s/>9,900 <text:s text:c="2"/></text:p>
          </table:table-cell>
          <table:table-cell table:style-name="ce16" office:value-type="float" office:value="5404.232" calcext:value-type="float">
            <text:p><text:s/>5,404 <text:s text:c="2"/></text:p>
          </table:table-cell>
          <table:table-cell table:style-name="ce16" office:value-type="float" office:value="4764.35" calcext:value-type="float">
            <text:p><text:s/>4,764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number-columns-repeated="2" table:style-name="ce16" office:value-type="float" office:value="1819.9" calcext:value-type="float">
            <text:p><text:s/>1,820 <text:s text:c="2"/></text:p>
          </table:table-cell>
          <table:table-cell table:number-columns-repeated="3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1" calcext:value-type="float">
            <text:p>2001</text:p>
          </table:table-cell>
          <table:table-cell table:style-name="ce16" office:value-type="float" office:value="30136.062" calcext:value-type="float">
            <text:p><text:s/>30,136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9900" calcext:value-type="float">
            <text:p><text:s/>9,900 <text:s text:c="2"/></text:p>
          </table:table-cell>
          <table:table-cell table:style-name="ce16" office:value-type="float" office:value="4636.662" calcext:value-type="float">
            <text:p><text:s/>4,637 <text:s text:c="2"/></text:p>
          </table:table-cell>
          <table:table-cell table:style-name="ce16" office:value-type="float" office:value="6031.1" calcext:value-type="float">
            <text:p><text:s/>6,031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1822.3" calcext:value-type="float">
            <text:p><text:s/>1,822 <text:s text:c="2"/></text:p>
          </table:table-cell>
          <table:table-cell table:style-name="ce16" office:value-type="float" office:value="1819.9" calcext:value-type="float">
            <text:p><text:s/>1,820 <text:s text:c="2"/></text:p>
          </table:table-cell>
          <table:table-cell table:style-name="ce16" office:value-type="float" office:value="2.4" calcext:value-type="float">
            <text:p><text:s/>2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2" calcext:value-type="float">
            <text:p>2002</text:p>
          </table:table-cell>
          <table:table-cell table:style-name="ce16" office:value-type="float" office:value="31915.412" calcext:value-type="float">
            <text:p><text:s/>31,915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197.1" calcext:value-type="float">
            <text:p><text:s/>11,197 <text:s text:c="2"/></text:p>
          </table:table-cell>
          <table:table-cell table:style-name="ce16" office:value-type="float" office:value="3579.162" calcext:value-type="float">
            <text:p><text:s/>3,579 <text:s text:c="2"/></text:p>
          </table:table-cell>
          <table:table-cell table:style-name="ce16" office:value-type="float" office:value="7482.1" calcext:value-type="float">
            <text:p><text:s/>7,482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1911.05" calcext:value-type="float">
            <text:p><text:s/>1,911 <text:s text:c="2"/></text:p>
          </table:table-cell>
          <table:table-cell table:style-name="ce16" office:value-type="float" office:value="1908.65" calcext:value-type="float">
            <text:p><text:s/>1,909 <text:s text:c="2"/></text:p>
          </table:table-cell>
          <table:table-cell table:style-name="ce16" office:value-type="float" office:value="2.4" calcext:value-type="float">
            <text:p><text:s/>2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3" calcext:value-type="float">
            <text:p>2003</text:p>
          </table:table-cell>
          <table:table-cell table:style-name="ce16" office:value-type="float" office:value="33289.562" calcext:value-type="float">
            <text:p><text:s/>33,290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197.1" calcext:value-type="float">
            <text:p><text:s/>11,197 <text:s text:c="2"/></text:p>
          </table:table-cell>
          <table:table-cell table:style-name="ce16" office:value-type="float" office:value="3562.912" calcext:value-type="float">
            <text:p><text:s/>3,563 <text:s text:c="2"/></text:p>
          </table:table-cell>
          <table:table-cell table:style-name="ce16" office:value-type="float" office:value="8872.5" calcext:value-type="float">
            <text:p><text:s/>8,873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1911.05" calcext:value-type="float">
            <text:p><text:s/>1,911 <text:s text:c="2"/></text:p>
          </table:table-cell>
          <table:table-cell table:style-name="ce16" office:value-type="float" office:value="1908.65" calcext:value-type="float">
            <text:p><text:s/>1,909 <text:s text:c="2"/></text:p>
          </table:table-cell>
          <table:table-cell table:style-name="ce16" office:value-type="float" office:value="2.4" calcext:value-type="float">
            <text:p><text:s/>2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16" office:value-type="float" office:value="34598.032" calcext:value-type="float">
            <text:p><text:s/>34,598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197.1" calcext:value-type="float">
            <text:p><text:s/>11,197 <text:s text:c="2"/></text:p>
          </table:table-cell>
          <table:table-cell table:style-name="ce16" office:value-type="float" office:value="3521.962" calcext:value-type="float">
            <text:p><text:s/>3,522 <text:s text:c="2"/></text:p>
          </table:table-cell>
          <table:table-cell table:style-name="ce16" office:value-type="float" office:value="10220.5" calcext:value-type="float">
            <text:p><text:s/>10,221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1912.47" calcext:value-type="float">
            <text:p><text:s/>1,912 <text:s text:c="2"/></text:p>
          </table:table-cell>
          <table:table-cell table:style-name="ce16" office:value-type="float" office:value="1907.67" calcext:value-type="float">
            <text:p><text:s/>1,908 <text:s text:c="2"/></text:p>
          </table:table-cell>
          <table:table-cell table:style-name="ce16" office:value-type="float" office:value="4.8" calcext:value-type="float">
            <text:p><text:s/>5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5" calcext:value-type="float">
            <text:p>2005</text:p>
          </table:table-cell>
          <table:table-cell table:style-name="ce16" office:value-type="float" office:value="36121.604" calcext:value-type="float">
            <text:p><text:s/>36,122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747.1" calcext:value-type="float">
            <text:p><text:s/>11,747 <text:s text:c="2"/></text:p>
          </table:table-cell>
          <table:table-cell table:style-name="ce16" office:value-type="float" office:value="3608.794" calcext:value-type="float">
            <text:p><text:s/>3,609 <text:s text:c="2"/></text:p>
          </table:table-cell>
          <table:table-cell table:style-name="ce16" office:value-type="float" office:value="11092.3" calcext:value-type="float">
            <text:p><text:s/>11,092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1927.41" calcext:value-type="float">
            <text:p><text:s/>1,927 <text:s text:c="2"/></text:p>
          </table:table-cell>
          <table:table-cell table:style-name="ce16" office:value-type="float" office:value="1909.65" calcext:value-type="float">
            <text:p><text:s/>1,910 <text:s text:c="2"/></text:p>
          </table:table-cell>
          <table:table-cell table:style-name="ce16" office:value-type="float" office:value="17.76" calcext:value-type="float">
            <text:p><text:s/>18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6" calcext:value-type="float">
            <text:p>2006</text:p>
          </table:table-cell>
          <table:table-cell table:style-name="ce16" office:value-type="float" office:value="37371.204" calcext:value-type="float">
            <text:p><text:s/>37,371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2297.1" calcext:value-type="float">
            <text:p><text:s/>12,297 <text:s text:c="2"/></text:p>
          </table:table-cell>
          <table:table-cell table:style-name="ce16" office:value-type="float" office:value="3609.794" calcext:value-type="float">
            <text:p><text:s/>3,610 <text:s text:c="2"/></text:p>
          </table:table-cell>
          <table:table-cell table:style-name="ce16" office:value-type="float" office:value="11711.1" calcext:value-type="float">
            <text:p><text:s/>11,711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2007.21" calcext:value-type="float">
            <text:p><text:s/>2,007 <text:s text:c="2"/></text:p>
          </table:table-cell>
          <table:table-cell table:style-name="ce16" office:value-type="float" office:value="1909.65" calcext:value-type="float">
            <text:p><text:s/>1,910 <text:s text:c="2"/></text:p>
          </table:table-cell>
          <table:table-cell table:style-name="ce16" office:value-type="float" office:value="97.56" calcext:value-type="float">
            <text:p><text:s/>98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7" calcext:value-type="float">
            <text:p>2007</text:p>
          </table:table-cell>
          <table:table-cell table:style-name="ce16" office:value-type="float" office:value="38081.524" calcext:value-type="float">
            <text:p><text:s/>38,082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897.1" calcext:value-type="float">
            <text:p><text:s/>11,897 <text:s text:c="2"/></text:p>
          </table:table-cell>
          <table:table-cell table:style-name="ce16" office:value-type="float" office:value="3609.794" calcext:value-type="float">
            <text:p><text:s/>3,610 <text:s text:c="2"/></text:p>
          </table:table-cell>
          <table:table-cell table:style-name="ce16" office:value-type="float" office:value="12725.9" calcext:value-type="float">
            <text:p><text:s/>12,726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2102.73" calcext:value-type="float">
            <text:p><text:s/>2,103 <text:s text:c="2"/></text:p>
          </table:table-cell>
          <table:table-cell table:style-name="ce16" office:value-type="float" office:value="1921.17" calcext:value-type="float">
            <text:p><text:s/>1,921 <text:s text:c="2"/></text:p>
          </table:table-cell>
          <table:table-cell table:style-name="ce16" office:value-type="float" office:value="181.56" calcext:value-type="float">
            <text:p><text:s/>182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16" office:value-type="float" office:value="38633.628" calcext:value-type="float">
            <text:p><text:s/>38,634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897.1" calcext:value-type="float">
            <text:p><text:s/>11,897 <text:s text:c="2"/></text:p>
          </table:table-cell>
          <table:table-cell table:style-name="ce16" office:value-type="float" office:value="3609.794" calcext:value-type="float">
            <text:p><text:s/>3,610 <text:s text:c="2"/></text:p>
          </table:table-cell>
          <table:table-cell table:style-name="ce16" office:value-type="float" office:value="13196.9" calcext:value-type="float">
            <text:p><text:s/>13,197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2183.834" calcext:value-type="float">
            <text:p><text:s/>2,184 <text:s text:c="2"/></text:p>
          </table:table-cell>
          <table:table-cell table:style-name="ce16" office:value-type="float" office:value="1937.874" calcext:value-type="float">
            <text:p><text:s/>1,938 <text:s text:c="2"/></text:p>
          </table:table-cell>
          <table:table-cell table:style-name="ce16" office:value-type="float" office:value="245.96" calcext:value-type="float">
            <text:p><text:s/>246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09" calcext:value-type="float">
            <text:p>2009</text:p>
          </table:table-cell>
          <table:table-cell table:style-name="ce16" office:value-type="float" office:value="40247.048" calcext:value-type="float">
            <text:p><text:s/>40,247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897.1" calcext:value-type="float">
            <text:p><text:s/>11,897 <text:s text:c="2"/></text:p>
          </table:table-cell>
          <table:table-cell table:style-name="ce16" office:value-type="float" office:value="3610.294" calcext:value-type="float">
            <text:p><text:s/>3,610 <text:s text:c="2"/></text:p>
          </table:table-cell>
          <table:table-cell table:style-name="ce16" office:value-type="float" office:value="14686.9" calcext:value-type="float">
            <text:p><text:s/>14,687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2306.754" calcext:value-type="float">
            <text:p><text:s/>2,307 <text:s text:c="2"/></text:p>
          </table:table-cell>
          <table:table-cell table:style-name="ce16" office:value-type="float" office:value="1936.894" calcext:value-type="float">
            <text:p><text:s/>1,937 <text:s text:c="2"/></text:p>
          </table:table-cell>
          <table:table-cell table:style-name="ce16" office:value-type="float" office:value="369.86" calcext:value-type="float">
            <text:p><text:s/>370 <text:s text:c="2"/></text:p>
          </table:table-cell>
          <table:table-cell table:number-columns-repeated="2"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0" calcext:value-type="float">
            <text:p>2010</text:p>
          </table:table-cell>
          <table:table-cell table:style-name="ce16" office:value-type="float" office:value="40912.406" calcext:value-type="float">
            <text:p><text:s/>40,912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897.1" calcext:value-type="float">
            <text:p><text:s/>11,897 <text:s text:c="2"/></text:p>
          </table:table-cell>
          <table:table-cell table:style-name="ce16" office:value-type="float" office:value="3625.654" calcext:value-type="float">
            <text:p><text:s/>3,626 <text:s text:c="2"/></text:p>
          </table:table-cell>
          <table:table-cell table:style-name="ce16" office:value-type="float" office:value="15194.3" calcext:value-type="float">
            <text:p><text:s/>15,194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2449.352" calcext:value-type="float">
            <text:p><text:s/>2,449 <text:s text:c="2"/></text:p>
          </table:table-cell>
          <table:table-cell table:style-name="ce16" office:value-type="float" office:value="1977.364" calcext:value-type="float">
            <text:p><text:s/>1,977 <text:s text:c="2"/></text:p>
          </table:table-cell>
          <table:table-cell table:style-name="ce16" office:value-type="float" office:value="471.46" calcext:value-type="float">
            <text:p><text:s/>471 <text:s text:c="2"/></text:p>
          </table:table-cell>
          <table:table-cell table:style-name="ce16" office:value-type="float" office:value="0.528" calcext:value-type="float">
            <text:p><text:s/>1 <text:s text:c="2"/></text:p>
          </table:table-cell>
          <table:table-cell table:style-name="ce16" office:value-type="float" office:value="0" calcext:value-type="float">
            <text:p><text:s/>- <text:s text:c="4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1" calcext:value-type="float">
            <text:p>2011</text:p>
          </table:table-cell>
          <table:table-cell table:style-name="ce16" office:value-type="float" office:value="41400.699" calcext:value-type="float">
            <text:p><text:s/>41,401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897.1" calcext:value-type="float">
            <text:p><text:s/>11,897 <text:s text:c="2"/></text:p>
          </table:table-cell>
          <table:table-cell table:style-name="ce16" office:value-type="float" office:value="3324.654" calcext:value-type="float">
            <text:p><text:s/>3,325 <text:s text:c="2"/></text:p>
          </table:table-cell>
          <table:table-cell table:style-name="ce16" office:value-type="float" office:value="15202.95" calcext:value-type="float">
            <text:p><text:s/>15,203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3229.995" calcext:value-type="float">
            <text:p><text:s/>3,230 <text:s text:c="2"/></text:p>
          </table:table-cell>
          <table:table-cell table:style-name="ce16" office:value-type="float" office:value="2040.671" calcext:value-type="float">
            <text:p><text:s/>2,041 <text:s text:c="2"/></text:p>
          </table:table-cell>
          <table:table-cell table:style-name="ce16" office:value-type="float" office:value="522.86" calcext:value-type="float">
            <text:p><text:s/>523 <text:s text:c="2"/></text:p>
          </table:table-cell>
          <table:table-cell table:style-name="ce16" office:value-type="float" office:value="44.388" calcext:value-type="float">
            <text:p><text:s/>44 <text:s text:c="2"/></text:p>
          </table:table-cell>
          <table:table-cell table:style-name="ce16" office:value-type="float" office:value="622.076" calcext:value-type="float">
            <text:p><text:s/>622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2" calcext:value-type="float">
            <text:p>2012</text:p>
          </table:table-cell>
          <table:table-cell table:style-name="ce16" office:value-type="float" office:value="40976.907" calcext:value-type="float">
            <text:p><text:s/>40,977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297.1" calcext:value-type="float">
            <text:p><text:s/>11,297 <text:s text:c="2"/></text:p>
          </table:table-cell>
          <table:table-cell table:style-name="ce16" office:value-type="float" office:value="3326.654" calcext:value-type="float">
            <text:p><text:s/>3,327 <text:s text:c="2"/></text:p>
          </table:table-cell>
          <table:table-cell table:style-name="ce16" office:value-type="float" office:value="15202.95" calcext:value-type="float">
            <text:p><text:s/>15,203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3404.203" calcext:value-type="float">
            <text:p><text:s/>3,404 <text:s text:c="2"/></text:p>
          </table:table-cell>
          <table:table-cell table:style-name="ce16" office:value-type="float" office:value="2081.271" calcext:value-type="float">
            <text:p><text:s/>2,081 <text:s text:c="2"/></text:p>
          </table:table-cell>
          <table:table-cell table:style-name="ce16" office:value-type="float" office:value="566.56" calcext:value-type="float">
            <text:p><text:s/>567 <text:s text:c="2"/></text:p>
          </table:table-cell>
          <table:table-cell table:style-name="ce16" office:value-type="float" office:value="134.296" calcext:value-type="float">
            <text:p><text:s/>134 <text:s text:c="2"/></text:p>
          </table:table-cell>
          <table:table-cell table:style-name="ce16" office:value-type="float" office:value="622.076" calcext:value-type="float">
            <text:p><text:s/>622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3" calcext:value-type="float">
            <text:p>2013</text:p>
          </table:table-cell>
          <table:table-cell table:style-name="ce16" office:value-type="float" office:value="41181.457" calcext:value-type="float">
            <text:p><text:s/>41,181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297.1" calcext:value-type="float">
            <text:p><text:s/>11,297 <text:s text:c="2"/></text:p>
          </table:table-cell>
          <table:table-cell table:style-name="ce16" office:value-type="float" office:value="3325.454" calcext:value-type="float">
            <text:p><text:s/>3,325 <text:s text:c="2"/></text:p>
          </table:table-cell>
          <table:table-cell table:style-name="ce16" office:value-type="float" office:value="15216.95" calcext:value-type="float">
            <text:p><text:s/>15,217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3595.953" calcext:value-type="float">
            <text:p><text:s/>3,596 <text:s text:c="2"/></text:p>
          </table:table-cell>
          <table:table-cell table:style-name="ce16" office:value-type="float" office:value="2081.271" calcext:value-type="float">
            <text:p><text:s/>2,081 <text:s text:c="2"/></text:p>
          </table:table-cell>
          <table:table-cell table:style-name="ce16" office:value-type="float" office:value="609.76" calcext:value-type="float">
            <text:p><text:s/>610 <text:s text:c="2"/></text:p>
          </table:table-cell>
          <table:table-cell table:style-name="ce16" office:value-type="float" office:value="282.846" calcext:value-type="float">
            <text:p><text:s/>283 <text:s text:c="2"/></text:p>
          </table:table-cell>
          <table:table-cell table:style-name="ce16" office:value-type="float" office:value="622.076" calcext:value-type="float">
            <text:p><text:s/>622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4" calcext:value-type="float">
            <text:p>2014</text:p>
          </table:table-cell>
          <table:table-cell table:style-name="ce16" office:value-type="float" office:value="40787.158" calcext:value-type="float">
            <text:p><text:s/>40,787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0697.1" calcext:value-type="float">
            <text:p><text:s/>10,697 <text:s text:c="2"/></text:p>
          </table:table-cell>
          <table:table-cell table:style-name="ce16" office:value-type="float" office:value="3325.454" calcext:value-type="float">
            <text:p><text:s/>3,325 <text:s text:c="2"/></text:p>
          </table:table-cell>
          <table:table-cell table:style-name="ce16" office:value-type="float" office:value="15244.95" calcext:value-type="float">
            <text:p><text:s/>15,245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3773.654" calcext:value-type="float">
            <text:p><text:s/>3,774 <text:s text:c="2"/></text:p>
          </table:table-cell>
          <table:table-cell table:style-name="ce16" office:value-type="float" office:value="2081.271" calcext:value-type="float">
            <text:p><text:s/>2,081 <text:s text:c="2"/></text:p>
          </table:table-cell>
          <table:table-cell table:style-name="ce16" office:value-type="float" office:value="632.76" calcext:value-type="float">
            <text:p><text:s/>633 <text:s text:c="2"/></text:p>
          </table:table-cell>
          <table:table-cell table:style-name="ce16" office:value-type="float" office:value="437.547" calcext:value-type="float">
            <text:p><text:s/>438 <text:s text:c="2"/></text:p>
          </table:table-cell>
          <table:table-cell table:style-name="ce16" office:value-type="float" office:value="622.076" calcext:value-type="float">
            <text:p><text:s/>622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5" calcext:value-type="float">
            <text:p>2015</text:p>
          </table:table-cell>
          <table:table-cell table:style-name="ce16" office:value-type="float" office:value="41036.658" calcext:value-type="float">
            <text:p><text:s/>41,037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0697.1" calcext:value-type="float">
            <text:p><text:s/>10,697 <text:s text:c="2"/></text:p>
          </table:table-cell>
          <table:table-cell table:style-name="ce16" office:value-type="float" office:value="3325.454" calcext:value-type="float">
            <text:p><text:s/>3,325 <text:s text:c="2"/></text:p>
          </table:table-cell>
          <table:table-cell table:style-name="ce16" office:value-type="float" office:value="15244.95" calcext:value-type="float">
            <text:p><text:s/>15,245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4023.154" calcext:value-type="float">
            <text:p><text:s/>4,023 <text:s text:c="2"/></text:p>
          </table:table-cell>
          <table:table-cell table:style-name="ce16" office:value-type="float" office:value="2089.271" calcext:value-type="float">
            <text:p><text:s/>2,089 <text:s text:c="2"/></text:p>
          </table:table-cell>
          <table:table-cell table:style-name="ce16" office:value-type="float" office:value="642.26" calcext:value-type="float">
            <text:p><text:s/>642 <text:s text:c="2"/></text:p>
          </table:table-cell>
          <table:table-cell table:style-name="ce16" office:value-type="float" office:value="668.564" calcext:value-type="float">
            <text:p><text:s/>669 <text:s text:c="2"/></text:p>
          </table:table-cell>
          <table:table-cell table:style-name="ce16" office:value-type="float" office:value="623.059" calcext:value-type="float">
            <text:p><text:s/>623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6" calcext:value-type="float">
            <text:p>2016</text:p>
          </table:table-cell>
          <table:table-cell table:style-name="ce16" office:value-type="float" office:value="42132.308" calcext:value-type="float">
            <text:p><text:s/>42,132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1497.1" calcext:value-type="float">
            <text:p><text:s/>11,497 <text:s text:c="2"/></text:p>
          </table:table-cell>
          <table:table-cell table:style-name="ce16" office:value-type="float" office:value="3323.148" calcext:value-type="float">
            <text:p><text:s/>3,323 <text:s text:c="2"/></text:p>
          </table:table-cell>
          <table:table-cell table:style-name="ce16" office:value-type="float" office:value="15244.95" calcext:value-type="float">
            <text:p><text:s/>15,245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4321.11" calcext:value-type="float">
            <text:p><text:s/>4,321 <text:s text:c="2"/></text:p>
          </table:table-cell>
          <table:table-cell table:style-name="ce16" office:value-type="float" office:value="2089.271" calcext:value-type="float">
            <text:p><text:s/>2,089 <text:s text:c="2"/></text:p>
          </table:table-cell>
          <table:table-cell table:style-name="ce16" office:value-type="float" office:value="677.66" calcext:value-type="float">
            <text:p><text:s/>678 <text:s text:c="2"/></text:p>
          </table:table-cell>
          <table:table-cell table:style-name="ce16" office:value-type="float" office:value="931" calcext:value-type="float">
            <text:p><text:s/>931 <text:s text:c="2"/></text:p>
          </table:table-cell>
          <table:table-cell table:style-name="ce16" office:value-type="float" office:value="623.179" calcext:value-type="float">
            <text:p><text:s/>623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7" calcext:value-type="float">
            <text:p>2017</text:p>
          </table:table-cell>
          <table:table-cell table:style-name="ce16" office:value-type="float" office:value="41883.04" calcext:value-type="float">
            <text:p><text:s/>41,883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2297.1" calcext:value-type="float">
            <text:p><text:s/>12,297 <text:s text:c="2"/></text:p>
          </table:table-cell>
          <table:table-cell table:style-name="ce16" office:value-type="float" office:value="2570.148" calcext:value-type="float">
            <text:p><text:s/>2,570 <text:s text:c="2"/></text:p>
          </table:table-cell>
          <table:table-cell table:style-name="ce16" office:value-type="float" office:value="14481.15" calcext:value-type="float">
            <text:p><text:s/>14,481 <text:s text:c="2"/></text:p>
          </table:table-cell>
          <table:table-cell table:style-name="ce16" office:value-type="float" office:value="5144" calcext:value-type="float">
            <text:p><text:s/>5,144 <text:s text:c="2"/></text:p>
          </table:table-cell>
          <table:table-cell table:style-name="ce16" office:value-type="float" office:value="4788.642" calcext:value-type="float">
            <text:p><text:s/>4,789 <text:s text:c="2"/></text:p>
          </table:table-cell>
          <table:table-cell table:style-name="ce16" office:value-type="float" office:value="2089.271" calcext:value-type="float">
            <text:p><text:s/>2,089 <text:s text:c="2"/></text:p>
          </table:table-cell>
          <table:table-cell table:style-name="ce16" office:value-type="float" office:value="692.56" calcext:value-type="float">
            <text:p><text:s/>693 <text:s text:c="2"/></text:p>
          </table:table-cell>
          <table:table-cell table:style-name="ce16" office:value-type="float" office:value="1383.302" calcext:value-type="float">
            <text:p><text:s/>1,383 <text:s text:c="2"/></text:p>
          </table:table-cell>
          <table:table-cell table:style-name="ce16" office:value-type="float" office:value="623.509" calcext:value-type="float">
            <text:p><text:s/>624 <text:s text:c="2"/></text:p>
          </table:table-cell>
          <table:table-cell table:style-name="ce33" office:value-type="float" office:value="0" calcext:value-type="float">
            <text:p><text:s/>- <text:s text:c="4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8" calcext:value-type="float">
            <text:p>2018</text:p>
          </table:table-cell>
          <table:table-cell table:style-name="ce16" office:value-type="float" office:value="44623.592" calcext:value-type="float">
            <text:p><text:s/>44,624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3097.1" calcext:value-type="float">
            <text:p><text:s/>13,097 <text:s text:c="2"/></text:p>
          </table:table-cell>
          <table:table-cell table:style-name="ce16" office:value-type="float" office:value="2569.068" calcext:value-type="float">
            <text:p><text:s/>2,569 <text:s text:c="2"/></text:p>
          </table:table-cell>
          <table:table-cell table:style-name="ce16" office:value-type="float" office:value="15973.75" calcext:value-type="float">
            <text:p><text:s/>15,974 <text:s text:c="2"/></text:p>
          </table:table-cell>
          <table:table-cell table:style-name="ce16" office:value-type="float" office:value="4508" calcext:value-type="float">
            <text:p><text:s/>4,508 <text:s text:c="2"/></text:p>
          </table:table-cell>
          <table:table-cell table:style-name="ce16" office:value-type="float" office:value="5873.674" calcext:value-type="float">
            <text:p><text:s/>5,874 <text:s text:c="2"/></text:p>
          </table:table-cell>
          <table:table-cell table:style-name="ce16" office:value-type="float" office:value="2091.467" calcext:value-type="float">
            <text:p><text:s/>2,091 <text:s text:c="2"/></text:p>
          </table:table-cell>
          <table:table-cell table:style-name="ce16" office:value-type="float" office:value="711.061" calcext:value-type="float">
            <text:p><text:s/>711 <text:s text:c="2"/></text:p>
          </table:table-cell>
          <table:table-cell table:style-name="ce16" office:value-type="float" office:value="2447.542" calcext:value-type="float">
            <text:p><text:s/>2,448 <text:s text:c="2"/></text:p>
          </table:table-cell>
          <table:table-cell table:style-name="ce16" office:value-type="float" office:value="623.574" calcext:value-type="float">
            <text:p><text:s/>624 <text:s text:c="2"/></text:p>
          </table:table-cell>
          <table:table-cell table:style-name="ce34" office:value-type="float" office:value="0.03" calcext:value-type="float">
            <text:p><text:s/>0.03 <text:s text:c="2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7" office:value-type="float" office:value="2019" calcext:value-type="float">
            <text:p>2019</text:p>
          </table:table-cell>
          <table:table-cell table:style-name="ce16" office:value-type="float" office:value="47778.906" calcext:value-type="float">
            <text:p><text:s/>47,779 <text:s text:c="2"/></text:p>
          </table:table-cell>
          <table:table-cell table:style-name="ce16" office:value-type="float" office:value="2602" calcext:value-type="float">
            <text:p><text:s/>2,602 <text:s text:c="2"/></text:p>
          </table:table-cell>
          <table:table-cell table:style-name="ce16" office:value-type="float" office:value="14697.1" calcext:value-type="float">
            <text:p><text:s/>14,697 <text:s text:c="2"/></text:p>
          </table:table-cell>
          <table:table-cell table:style-name="ce16" office:value-type="float" office:value="2570.188" calcext:value-type="float">
            <text:p><text:s/>2,570 <text:s text:c="2"/></text:p>
          </table:table-cell>
          <table:table-cell table:style-name="ce16" office:value-type="float" office:value="16883.205" calcext:value-type="float">
            <text:p><text:s/>16,883 <text:s text:c="2"/></text:p>
          </table:table-cell>
          <table:table-cell table:style-name="ce16" office:value-type="float" office:value="3872" calcext:value-type="float">
            <text:p><text:s/>3,872 <text:s text:c="2"/></text:p>
          </table:table-cell>
          <table:table-cell table:style-name="ce16" office:value-type="float" office:value="7154.413" calcext:value-type="float">
            <text:p><text:s/>7,154 <text:s text:c="2"/></text:p>
          </table:table-cell>
          <table:table-cell table:style-name="ce16" office:value-type="float" office:value="2092.467" calcext:value-type="float">
            <text:p><text:s/>2,092 <text:s text:c="2"/></text:p>
          </table:table-cell>
          <table:table-cell table:style-name="ce16" office:value-type="float" office:value="840.769" calcext:value-type="float">
            <text:p><text:s/>841 <text:s text:c="2"/></text:p>
          </table:table-cell>
          <table:table-cell table:style-name="ce16" office:value-type="float" office:value="3597.885" calcext:value-type="float">
            <text:p><text:s/>3,598 <text:s text:c="2"/></text:p>
          </table:table-cell>
          <table:table-cell table:style-name="ce16" office:value-type="float" office:value="622.992" calcext:value-type="float">
            <text:p><text:s/>623 <text:s text:c="2"/></text:p>
          </table:table-cell>
          <table:table-cell table:style-name="ce34" office:value-type="float" office:value="0.3" calcext:value-type="float">
            <text:p><text:s/>0.30 <text:s text:c="2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5">
          <table:table-cell table:style-name="ce8" office:value-type="float" office:value="2020" calcext:value-type="float">
            <text:p>2020</text:p>
          </table:table-cell>
          <table:table-cell table:style-name="ce17" office:value-type="float" office:value="49773.568" calcext:value-type="float">
            <text:p><text:s/>49,774 <text:s text:c="2"/></text:p>
          </table:table-cell>
          <table:table-cell table:style-name="ce17" office:value-type="float" office:value="2602" calcext:value-type="float">
            <text:p><text:s/>2,602 <text:s text:c="2"/></text:p>
          </table:table-cell>
          <table:table-cell table:style-name="ce17" office:value-type="float" office:value="14697.1" calcext:value-type="float">
            <text:p><text:s/>14,697 <text:s text:c="2"/></text:p>
          </table:table-cell>
          <table:table-cell table:style-name="ce17" office:value-type="float" office:value="1592.488" calcext:value-type="float">
            <text:p><text:s/>1,592 <text:s text:c="2"/></text:p>
          </table:table-cell>
          <table:table-cell table:style-name="ce17" office:value-type="float" office:value="17809.505" calcext:value-type="float">
            <text:p><text:s/>17,810 <text:s text:c="2"/></text:p>
          </table:table-cell>
          <table:table-cell table:style-name="ce17" office:value-type="float" office:value="3872" calcext:value-type="float">
            <text:p><text:s/>3,872 <text:s text:c="2"/></text:p>
          </table:table-cell>
          <table:table-cell table:style-name="ce17" office:value-type="float" office:value="9200.475" calcext:value-type="float">
            <text:p><text:s/>9,200 <text:s text:c="2"/></text:p>
          </table:table-cell>
          <table:table-cell table:style-name="ce17" office:value-type="float" office:value="2093.197" calcext:value-type="float">
            <text:p><text:s/>2,093 <text:s text:c="2"/></text:p>
          </table:table-cell>
          <table:table-cell table:style-name="ce17" office:value-type="float" office:value="915.825" calcext:value-type="float">
            <text:p><text:s/>916 <text:s text:c="2"/></text:p>
          </table:table-cell>
          <table:table-cell table:style-name="ce17" office:value-type="float" office:value="5565.141" calcext:value-type="float">
            <text:p><text:s/>5,565 <text:s text:c="2"/></text:p>
          </table:table-cell>
          <table:table-cell table:style-name="ce17" office:value-type="float" office:value="626.012" calcext:value-type="float">
            <text:p><text:s/>626 <text:s text:c="2"/></text:p>
          </table:table-cell>
          <table:table-cell table:style-name="ce35" office:value-type="float" office:value="0.3" calcext:value-type="float">
            <text:p><text:s/>0.30 <text:s text:c="2"/></text:p>
          </table:table-cell>
          <table:table-cell table:style-name="ce39"/>
          <table:table-cell table:style-name="ce42"/>
          <table:table-cell table:style-name="ce43"/>
          <table:table-cell table:number-columns-repeated="1008"/>
        </table:table-row>
        <table:table-row table:style-name="ro6">
          <table:table-cell table:style-name="ce9" office:value-type="string" calcext:value-type="string">
            <text:p>資料來源：台電公司</text:p>
          </table:table-cell>
          <table:table-cell table:number-columns-repeated="12"/>
          <table:table-cell table:style-name="ce40"/>
          <table:table-cell table:number-columns-repeated="1010"/>
        </table:table-row>
        <table:table-row table:style-name="ro6">
          <table:table-cell table:style-name="ce10" office:value-type="string" calcext:value-type="string">
            <text:p>註：<text:span text:style-name="T5">1.</text:span><text:span text:style-name="T6">汽電共生之垃圾、沼氣自</text:span><text:span text:style-name="T3">103</text:span><text:span text:style-name="T6">年起改歸類為再生能源，並追溯調整至</text:span><text:span text:style-name="T3">100</text:span><text:span text:style-name="T6">年。</text:span></text:p>
          </table:table-cell>
          <table:table-cell table:number-columns-repeated="12"/>
          <table:table-cell table:style-name="ce40"/>
          <table:table-cell table:number-columns-repeated="1010"/>
        </table:table-row>
        <table:table-row table:style-name="ro6">
          <table:table-cell table:style-name="ce11" office:value-type="string" calcext:value-type="string">
            <text:p>        2.<text:span text:style-name="T7">自</text:span><text:span text:style-name="T3">104</text:span><text:span text:style-name="T6">年起垃圾、沼氣含生質能。</text:span></text:p>
          </table:table-cell>
          <table:table-cell table:number-columns-repeated="12"/>
          <table:table-cell table:style-name="ce40"/>
          <table:table-cell table:number-columns-repeated="1010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Page1.$A$1" table:cell-range-address="$Page1.$A$1:.$M$31" table:range-usable-as="print-range"/>
        </table:named-expressions>
      </table:table>
      <table:table table:name="Page2" table:style-name="ta2" table:print-ranges="Page2.A1:Page2.M31">
        <table:table-column table:style-name="co12" table:default-cell-style-name="ce2"/>
        <table:table-column table:style-name="co2" table:number-columns-repeated="5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13" table:default-cell-style-name="ce2"/>
        <table:table-column table:style-name="co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1" table:number-columns-repeated="1010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4.<text:span text:style-name="T1">歷年台電系統發電廠裝置容量表</text:span><text:span text:style-name="T8">(</text:span><text:span text:style-name="T9">續</text:span><text:span text:style-name="T8"> )</text:span></text:p>
          </table:table-cell>
          <table:covered-table-cell table:number-columns-repeated="12" table:style-name="ce44"/>
          <table:table-cell table:style-name="ce36"/>
          <table:table-cell table:style-name="ce41" table:number-columns-repeated="1010"/>
        </table:table-row>
        <table:table-row table:style-name="ro1">
          <table:table-cell table:style-name="ce1" office:value-type="string" calcext:value-type="string" table:number-columns-spanned="13" table:number-rows-spanned="1">
            <text:p>Installed Capacity of Taiwan Power Company Electricity Grid (Cont. )</text:p>
          </table:table-cell>
          <table:covered-table-cell table:number-columns-repeated="12" table:style-name="ce44"/>
          <table:table-cell table:style-name="ce36"/>
          <table:table-cell table:style-name="ce41" table:number-columns-repeated="1010"/>
        </table:table-row>
        <table:table-row table:style-name="ro2">
          <table:table-cell table:number-columns-repeated="10"/>
          <table:table-cell table:style-name="ce47" office:value-type="string" calcext:value-type="string" table:number-columns-spanned="3" table:number-rows-spanned="1">
            <text:p>單位：百分比</text:p>
          </table:table-cell>
          <table:covered-table-cell table:number-columns-repeated="2" table:style-name="ce24"/>
          <table:table-cell table:number-columns-repeated="1011"/>
        </table:table-row>
        <table:table-row table:style-name="ro2">
          <table:table-cell table:style-name="ce3" table:number-columns-repeated="7"/>
          <table:table-cell table:number-columns-repeated="3"/>
          <table:table-cell table:style-name="ce25" office:value-type="string" calcext:value-type="string" table:number-columns-spanned="3" table:number-rows-spanned="1">
            <text:p>Unit<text:span text:style-name="T2">：</text:span><text:span text:style-name="T3">%</text:span></text:p>
          </table:table-cell>
          <table:covered-table-cell table:number-columns-repeated="2" table:style-name="ce25"/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3">
            <text:p><text:span text:style-name="T2">年</text:span><text:span text:style-name="T3"> </text:span><text:span text:style-name="T4">別</text:span></text:p>
            <text:p><text:span text:style-name="T5">Year</text:span></text:p>
          </table:table-cell>
          <table:table-cell table:style-name="ce13" office:value-type="string" calcext:value-type="string" table:number-columns-spanned="1" table:number-rows-spanned="3">
            <text:p><text:span text:style-name="T2">合</text:span><text:span text:style-name="T3">    </text:span><text:span text:style-name="T4">計</text:span></text:p>
            <text:p><text:span text:style-name="T5">Total</text:span></text:p>
          </table:table-cell>
          <table:table-cell table:style-name="ce13" office:value-type="string" calcext:value-type="string" table:number-columns-spanned="1" table:number-rows-spanned="3">
            <text:p><text:span text:style-name="T2">抽蓄水力</text:span></text:p>
            <text:p><text:span text:style-name="T5">Pumped Hydro</text:span></text:p>
          </table:table-cell>
          <table:table-cell table:style-name="ce13" office:value-type="string" calcext:value-type="string" table:number-columns-spanned="1" table:number-rows-spanned="3">
            <text:p><text:span text:style-name="T2">燃煤</text:span></text:p>
            <text:p><text:span text:style-name="T5">Coa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油</text:span></text:p>
            <text:p><text:span text:style-name="T5">Oil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燃氣</text:span></text:p>
            <text:p><text:span text:style-name="T5">LNG-</text:span></text:p>
            <text:p><text:span text:style-name="T5">Fired</text:span></text:p>
          </table:table-cell>
          <table:table-cell table:style-name="ce13" office:value-type="string" calcext:value-type="string" table:number-columns-spanned="1" table:number-rows-spanned="3">
            <text:p><text:span text:style-name="T2">核能</text:span></text:p>
            <text:p><text:span text:style-name="T5">Nuclear</text:span></text:p>
          </table:table-cell>
          <table:table-cell table:style-name="ce20" office:value-type="string" calcext:value-type="string" table:number-columns-spanned="6" table:number-rows-spanned="1">
            <text:p><text:span text:style-name="T7">再生能源</text:span></text:p>
            <text:p><text:span text:style-name="T5">Renewable Energy</text:span></text:p>
          </table:table-cell>
          <table:covered-table-cell table:number-columns-repeated="4" table:style-name="ce22"/>
          <table:covered-table-cell table:style-name="ce31"/>
          <table:table-cell table:style-name="ce37"/>
          <table:table-cell table:number-columns-repeated="1010"/>
        </table:table-row>
        <table:table-row table:style-name="ro2">
          <table:covered-table-cell table:style-name="ce5"/>
          <table:covered-table-cell table:number-columns-repeated="2" table:style-name="ce14"/>
          <table:covered-table-cell table:number-columns-repeated="3" table:style-name="ce18"/>
          <table:covered-table-cell table:style-name="ce14"/>
          <table:table-cell table:style-name="ce21" office:value-type="string" calcext:value-type="string">
            <text:p>小計</text:p>
          </table:table-cell>
          <table:table-cell table:style-name="ce19" office:value-type="string" calcext:value-type="string" table:number-columns-spanned="1" table:number-rows-spanned="2">
            <text:p><text:span text:style-name="T2">慣常水力</text:span></text:p>
            <text:p><text:span text:style-name="T5">Conventional Hydro</text:span></text:p>
          </table:table-cell>
          <table:table-cell table:style-name="ce19" office:value-type="string" calcext:value-type="string" table:number-columns-spanned="1" table:number-rows-spanned="2">
            <text:p><text:span text:style-name="T2">風力</text:span></text:p>
            <text:p><text:span text:style-name="T5">Wind</text:span></text:p>
          </table:table-cell>
          <table:table-cell table:style-name="ce19" office:value-type="string" calcext:value-type="string" table:number-columns-spanned="1" table:number-rows-spanned="2">
            <text:p><text:span text:style-name="T2">太陽光電</text:span></text:p>
            <text:p><text:span text:style-name="T5">Solar</text:span></text:p>
            <text:p><text:span text:style-name="T5">Photovoltaic</text:span></text:p>
          </table:table-cell>
          <table:table-cell table:style-name="ce48" office:value-type="string" calcext:value-type="string" table:number-columns-spanned="1" table:number-rows-spanned="2">
            <text:p><text:span text:style-name="T7">垃圾、沼氣</text:span></text:p>
            <text:p><text:span text:style-name="T5">Waste and Biogas</text:span></text:p>
          </table:table-cell>
          <table:table-cell table:style-name="ce29" office:value-type="string" calcext:value-type="string" table:number-columns-spanned="1" table:number-rows-spanned="2">
            <text:p><text:span text:style-name="T7">地熱</text:span></text:p>
            <text:p><text:span text:style-name="T5">Geothermal</text:span></text:p>
          </table:table-cell>
          <table:table-cell table:style-name="ce38"/>
          <table:table-cell table:number-columns-repeated="1010"/>
        </table:table-row>
        <table:table-row table:style-name="ro4">
          <table:covered-table-cell table:style-name="ce6"/>
          <table:covered-table-cell table:number-columns-repeated="2" table:style-name="ce15"/>
          <table:covered-table-cell table:number-columns-repeated="3" table:style-name="ce19"/>
          <table:covered-table-cell table:style-name="ce15"/>
          <table:table-cell table:style-name="ce15" office:value-type="string" calcext:value-type="string">
            <text:p>Subtotal</text:p>
          </table:table-cell>
          <table:covered-table-cell table:style-name="ce23"/>
          <table:covered-table-cell table:number-columns-repeated="2" table:style-name="ce26"/>
          <table:covered-table-cell table:number-columns-repeated="2" table:style-name="ce32"/>
          <table:table-cell table:style-name="ce38"/>
          <table:table-cell table:number-columns-repeated="1010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8.78031207024304" calcext:value-type="float">
            <text:p><text:s/>8.78 <text:s text:c="2"/></text:p>
          </table:table-cell>
          <table:table-cell table:style-name="ce45" office:value-type="float" office:value="33.4070290143759" calcext:value-type="float">
            <text:p><text:s/>33.41 <text:s text:c="2"/></text:p>
          </table:table-cell>
          <table:table-cell table:style-name="ce45" office:value-type="float" office:value="18.236296487315" calcext:value-type="float">
            <text:p><text:s/>18.24 <text:s text:c="2"/></text:p>
          </table:table-cell>
          <table:table-cell table:style-name="ce45" office:value-type="float" office:value="16.077048351984" calcext:value-type="float">
            <text:p><text:s/>16.08 <text:s text:c="2"/></text:p>
          </table:table-cell>
          <table:table-cell table:style-name="ce45" office:value-type="float" office:value="17.3581572979747" calcext:value-type="float">
            <text:p><text:s/>17.36 <text:s text:c="2"/></text:p>
          </table:table-cell>
          <table:table-cell table:number-columns-repeated="2" table:style-name="ce45" office:value-type="float" office:value="6.14115677810734" calcext:value-type="float">
            <text:p><text:s/>6.14 <text:s text:c="2"/></text:p>
          </table:table-cell>
          <table:table-cell table:number-columns-repeated="2"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1" calcext:value-type="float">
            <text:p>2001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8.63417390102264" calcext:value-type="float">
            <text:p><text:s/>8.63 <text:s text:c="2"/></text:p>
          </table:table-cell>
          <table:table-cell table:style-name="ce45" office:value-type="float" office:value="32.8510075404013" calcext:value-type="float">
            <text:p><text:s/>32.85 <text:s text:c="2"/></text:p>
          </table:table-cell>
          <table:table-cell table:style-name="ce45" office:value-type="float" office:value="15.3857594266962" calcext:value-type="float">
            <text:p><text:s/>15.39 <text:s text:c="2"/></text:p>
          </table:table-cell>
          <table:table-cell table:style-name="ce45" office:value-type="float" office:value="20.0129001592842" calcext:value-type="float">
            <text:p><text:s/>20.01 <text:s text:c="2"/></text:p>
          </table:table-cell>
          <table:table-cell table:style-name="ce45" office:value-type="float" office:value="17.0692507866489" calcext:value-type="float">
            <text:p><text:s/>17.07 <text:s text:c="2"/></text:p>
          </table:table-cell>
          <table:table-cell table:style-name="ce45" office:value-type="float" office:value="6.04690818594679" calcext:value-type="float">
            <text:p><text:s/>6.05 <text:s text:c="2"/></text:p>
          </table:table-cell>
          <table:table-cell table:style-name="ce45" office:value-type="float" office:value="6.03894430533094" calcext:value-type="float">
            <text:p><text:s/>6.04 <text:s text:c="2"/></text:p>
          </table:table-cell>
          <table:table-cell table:style-name="ce45" office:value-type="float" office:value="0.00796388061585485" calcext:value-type="float">
            <text:p><text:s/>0.01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2" calcext:value-type="float">
            <text:p>2002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8.15280091010575" calcext:value-type="float">
            <text:p><text:s/>8.15 <text:s text:c="2"/></text:p>
          </table:table-cell>
          <table:table-cell table:style-name="ce45" office:value-type="float" office:value="35.0836768141987" calcext:value-type="float">
            <text:p><text:s/>35.08 <text:s text:c="2"/></text:p>
          </table:table-cell>
          <table:table-cell table:style-name="ce45" office:value-type="float" office:value="11.2145254462014" calcext:value-type="float">
            <text:p><text:s/>11.21 <text:s text:c="2"/></text:p>
          </table:table-cell>
          <table:table-cell table:style-name="ce45" office:value-type="float" office:value="23.4435325478487" calcext:value-type="float">
            <text:p><text:s/>23.44 <text:s text:c="2"/></text:p>
          </table:table-cell>
          <table:table-cell table:style-name="ce45" office:value-type="float" office:value="16.1176048737832" calcext:value-type="float">
            <text:p><text:s/>16.12 <text:s text:c="2"/></text:p>
          </table:table-cell>
          <table:table-cell table:style-name="ce45" office:value-type="float" office:value="5.98785940786226" calcext:value-type="float">
            <text:p><text:s/>5.99 <text:s text:c="2"/></text:p>
          </table:table-cell>
          <table:table-cell table:style-name="ce45" office:value-type="float" office:value="5.98033953000513" calcext:value-type="float">
            <text:p><text:s/>5.98 <text:s text:c="2"/></text:p>
          </table:table-cell>
          <table:table-cell table:style-name="ce45" office:value-type="float" office:value="0.00751987785713059" calcext:value-type="float">
            <text:p><text:s/>0.01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3" calcext:value-type="float">
            <text:p>2003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7.8162638487103" calcext:value-type="float">
            <text:p><text:s/>7.82 <text:s text:c="2"/></text:p>
          </table:table-cell>
          <table:table-cell table:style-name="ce45" office:value-type="float" office:value="33.6354680785527" calcext:value-type="float">
            <text:p><text:s/>33.64 <text:s text:c="2"/></text:p>
          </table:table-cell>
          <table:table-cell table:style-name="ce45" office:value-type="float" office:value="10.7027902620046" calcext:value-type="float">
            <text:p><text:s/>10.70 <text:s text:c="2"/></text:p>
          </table:table-cell>
          <table:table-cell table:style-name="ce45" office:value-type="float" office:value="26.6524984618302" calcext:value-type="float">
            <text:p><text:s/>26.65 <text:s text:c="2"/></text:p>
          </table:table-cell>
          <table:table-cell table:style-name="ce45" office:value-type="float" office:value="15.4522910214319" calcext:value-type="float">
            <text:p><text:s/>15.45 <text:s text:c="2"/></text:p>
          </table:table-cell>
          <table:table-cell table:style-name="ce45" office:value-type="float" office:value="5.74068832747034" calcext:value-type="float">
            <text:p><text:s/>5.74 <text:s text:c="2"/></text:p>
          </table:table-cell>
          <table:table-cell table:style-name="ce45" office:value-type="float" office:value="5.73347886043079" calcext:value-type="float">
            <text:p><text:s/>5.73 <text:s text:c="2"/></text:p>
          </table:table-cell>
          <table:table-cell table:style-name="ce45" office:value-type="float" office:value="0.00720946703954831" calcext:value-type="float">
            <text:p><text:s/>0.01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7.52065897852225" calcext:value-type="float">
            <text:p><text:s/>7.52 <text:s text:c="2"/></text:p>
          </table:table-cell>
          <table:table-cell table:style-name="ce45" office:value-type="float" office:value="32.3634014790205" calcext:value-type="float">
            <text:p><text:s/>32.36 <text:s text:c="2"/></text:p>
          </table:table-cell>
          <table:table-cell table:style-name="ce45" office:value-type="float" office:value="10.1796599297902" calcext:value-type="float">
            <text:p><text:s/>10.18 <text:s text:c="2"/></text:p>
          </table:table-cell>
          <table:table-cell table:style-name="ce45" office:value-type="float" office:value="29.5406975749372" calcext:value-type="float">
            <text:p><text:s/>29.54 <text:s text:c="2"/></text:p>
          </table:table-cell>
          <table:table-cell table:style-name="ce45" office:value-type="float" office:value="14.8678976885159" calcext:value-type="float">
            <text:p><text:s/>14.87 <text:s text:c="2"/></text:p>
          </table:table-cell>
          <table:table-cell table:style-name="ce45" office:value-type="float" office:value="5.52768434921385" calcext:value-type="float">
            <text:p><text:s/>5.53 <text:s text:c="2"/></text:p>
          </table:table-cell>
          <table:table-cell table:style-name="ce45" office:value-type="float" office:value="5.51381072773157" calcext:value-type="float">
            <text:p><text:s/>5.51 <text:s text:c="2"/></text:p>
          </table:table-cell>
          <table:table-cell table:style-name="ce45" office:value-type="float" office:value="0.0138736214822855" calcext:value-type="float">
            <text:p><text:s/>0.01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5" calcext:value-type="float">
            <text:p>2005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7.20344533980274" calcext:value-type="float">
            <text:p><text:s/>7.20 <text:s text:c="2"/></text:p>
          </table:table-cell>
          <table:table-cell table:style-name="ce45" office:value-type="float" office:value="32.520981072712" calcext:value-type="float">
            <text:p><text:s/>32.52 <text:s text:c="2"/></text:p>
          </table:table-cell>
          <table:table-cell table:style-name="ce45" office:value-type="float" office:value="9.99068036956498" calcext:value-type="float">
            <text:p><text:s/>9.99 <text:s text:c="2"/></text:p>
          </table:table-cell>
          <table:table-cell table:style-name="ce45" office:value-type="float" office:value="30.7082155044942" calcext:value-type="float">
            <text:p><text:s/>30.71 <text:s text:c="2"/></text:p>
          </table:table-cell>
          <table:table-cell table:style-name="ce45" office:value-type="float" office:value="14.2407850991335" calcext:value-type="float">
            <text:p><text:s/>14.24 <text:s text:c="2"/></text:p>
          </table:table-cell>
          <table:table-cell table:style-name="ce45" office:value-type="float" office:value="5.33589261429254" calcext:value-type="float">
            <text:p><text:s/>5.34 <text:s text:c="2"/></text:p>
          </table:table-cell>
          <table:table-cell table:style-name="ce45" office:value-type="float" office:value="5.28672536247283" calcext:value-type="float">
            <text:p><text:s/>5.29 <text:s text:c="2"/></text:p>
          </table:table-cell>
          <table:table-cell table:style-name="ce45" office:value-type="float" office:value="0.0491672518197143" calcext:value-type="float">
            <text:p><text:s/>0.05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6" calcext:value-type="float">
            <text:p>2006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96258006565697" calcext:value-type="float">
            <text:p><text:s/>6.96 <text:s text:c="2"/></text:p>
          </table:table-cell>
          <table:table-cell table:style-name="ce45" office:value-type="float" office:value="32.9052818314336" calcext:value-type="float">
            <text:p><text:s/>32.91 <text:s text:c="2"/></text:p>
          </table:table-cell>
          <table:table-cell table:style-name="ce45" office:value-type="float" office:value="9.65929275385401" calcext:value-type="float">
            <text:p><text:s/>9.66 <text:s text:c="2"/></text:p>
          </table:table-cell>
          <table:table-cell table:style-name="ce45" office:value-type="float" office:value="31.3372295952788" calcext:value-type="float">
            <text:p><text:s/>31.34 <text:s text:c="2"/></text:p>
          </table:table-cell>
          <table:table-cell table:style-name="ce45" office:value-type="float" office:value="13.7646087078169" calcext:value-type="float">
            <text:p><text:s/>13.76 <text:s text:c="2"/></text:p>
          </table:table-cell>
          <table:table-cell table:style-name="ce45" office:value-type="float" office:value="5.37100704595977" calcext:value-type="float">
            <text:p><text:s/>5.37 <text:s text:c="2"/></text:p>
          </table:table-cell>
          <table:table-cell table:style-name="ce45" office:value-type="float" office:value="5.10995043135351" calcext:value-type="float">
            <text:p><text:s/>5.11 <text:s text:c="2"/></text:p>
          </table:table-cell>
          <table:table-cell table:style-name="ce45" office:value-type="float" office:value="0.261056614606262" calcext:value-type="float">
            <text:p><text:s/>0.26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7" calcext:value-type="float">
            <text:p>2007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83270974134333" calcext:value-type="float">
            <text:p><text:s/>6.83 <text:s text:c="2"/></text:p>
          </table:table-cell>
          <table:table-cell table:style-name="ce45" office:value-type="float" office:value="31.2411341520891" calcext:value-type="float">
            <text:p><text:s/>31.24 <text:s text:c="2"/></text:p>
          </table:table-cell>
          <table:table-cell table:style-name="ce45" office:value-type="float" office:value="9.4791216864115" calcext:value-type="float">
            <text:p><text:s/>9.48 <text:s text:c="2"/></text:p>
          </table:table-cell>
          <table:table-cell table:style-name="ce45" office:value-type="float" office:value="33.4175176392625" calcext:value-type="float">
            <text:p><text:s/>33.42 <text:s text:c="2"/></text:p>
          </table:table-cell>
          <table:table-cell table:style-name="ce45" office:value-type="float" office:value="13.5078627630554" calcext:value-type="float">
            <text:p><text:s/>13.51 <text:s text:c="2"/></text:p>
          </table:table-cell>
          <table:table-cell table:style-name="ce45" office:value-type="float" office:value="5.52165401783815" calcext:value-type="float">
            <text:p><text:s/>5.52 <text:s text:c="2"/></text:p>
          </table:table-cell>
          <table:table-cell table:style-name="ce45" office:value-type="float" office:value="5.04488738423389" calcext:value-type="float">
            <text:p><text:s/>5.04 <text:s text:c="2"/></text:p>
          </table:table-cell>
          <table:table-cell table:style-name="ce45" office:value-type="float" office:value="0.476766633604264" calcext:value-type="float">
            <text:p><text:s/>0.48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7350651095983" calcext:value-type="float">
            <text:p><text:s/>6.74 <text:s text:c="2"/></text:p>
          </table:table-cell>
          <table:table-cell table:style-name="ce45" office:value-type="float" office:value="30.7946745255196" calcext:value-type="float">
            <text:p><text:s/>30.79 <text:s text:c="2"/></text:p>
          </table:table-cell>
          <table:table-cell table:style-name="ce45" office:value-type="float" office:value="9.34365781023724" calcext:value-type="float">
            <text:p><text:s/>9.34 <text:s text:c="2"/></text:p>
          </table:table-cell>
          <table:table-cell table:style-name="ce45" office:value-type="float" office:value="34.1591009780391" calcext:value-type="float">
            <text:p><text:s/>34.16 <text:s text:c="2"/></text:p>
          </table:table-cell>
          <table:table-cell table:style-name="ce45" office:value-type="float" office:value="13.3148251052166" calcext:value-type="float">
            <text:p><text:s/>13.31 <text:s text:c="2"/></text:p>
          </table:table-cell>
          <table:table-cell table:style-name="ce45" office:value-type="float" office:value="5.65267647138912" calcext:value-type="float">
            <text:p><text:s/>5.65 <text:s text:c="2"/></text:p>
          </table:table-cell>
          <table:table-cell table:style-name="ce45" office:value-type="float" office:value="5.01602904081387" calcext:value-type="float">
            <text:p><text:s/>5.02 <text:s text:c="2"/></text:p>
          </table:table-cell>
          <table:table-cell table:style-name="ce45" office:value-type="float" office:value="0.636647430575249" calcext:value-type="float">
            <text:p><text:s/>0.64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09" calcext:value-type="float">
            <text:p>2009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46507043199789" calcext:value-type="float">
            <text:p><text:s/>6.47 <text:s text:c="2"/></text:p>
          </table:table-cell>
          <table:table-cell table:style-name="ce45" office:value-type="float" office:value="29.5601804137287" calcext:value-type="float">
            <text:p><text:s/>29.56 <text:s text:c="2"/></text:p>
          </table:table-cell>
          <table:table-cell table:style-name="ce45" office:value-type="float" office:value="8.97033243282836" calcext:value-type="float">
            <text:p><text:s/>8.97 <text:s text:c="2"/></text:p>
          </table:table-cell>
          <table:table-cell table:style-name="ce45" office:value-type="float" office:value="36.4918689191814" calcext:value-type="float">
            <text:p><text:s/>36.49 <text:s text:c="2"/></text:p>
          </table:table-cell>
          <table:table-cell table:style-name="ce45" office:value-type="float" office:value="12.781061607301" calcext:value-type="float">
            <text:p><text:s/>12.78 <text:s text:c="2"/></text:p>
          </table:table-cell>
          <table:table-cell table:style-name="ce45" office:value-type="float" office:value="5.73148619496267" calcext:value-type="float">
            <text:p><text:s/>5.73 <text:s text:c="2"/></text:p>
          </table:table-cell>
          <table:table-cell table:style-name="ce45" office:value-type="float" office:value="4.81251196361035" calcext:value-type="float">
            <text:p><text:s/>4.81 <text:s text:c="2"/></text:p>
          </table:table-cell>
          <table:table-cell table:style-name="ce45" office:value-type="float" office:value="0.918974231352322" calcext:value-type="float">
            <text:p><text:s/>0.92 <text:s text:c="2"/></text:p>
          </table:table-cell>
          <table:table-cell table:style-name="ce45" office:value-type="float" office:value="0" calcext:value-type="float">
            <text:p><text:s/>- <text:s text:c="4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10" calcext:value-type="float">
            <text:p>2010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35992906405944" calcext:value-type="float">
            <text:p><text:s/>6.36 <text:s text:c="2"/></text:p>
          </table:table-cell>
          <table:table-cell table:style-name="ce45" office:value-type="float" office:value="29.0794435311382" calcext:value-type="float">
            <text:p><text:s/>29.08 <text:s text:c="2"/></text:p>
          </table:table-cell>
          <table:table-cell table:style-name="ce45" office:value-type="float" office:value="8.86199164136179" calcext:value-type="float">
            <text:p><text:s/>8.86 <text:s text:c="2"/></text:p>
          </table:table-cell>
          <table:table-cell table:style-name="ce45" office:value-type="float" office:value="37.1386126741116" calcext:value-type="float">
            <text:p><text:s/>37.14 <text:s text:c="2"/></text:p>
          </table:table-cell>
          <table:table-cell table:style-name="ce45" office:value-type="float" office:value="12.573203345704" calcext:value-type="float">
            <text:p><text:s/>12.57 <text:s text:c="2"/></text:p>
          </table:table-cell>
          <table:table-cell table:style-name="ce45" office:value-type="float" office:value="5.98681974362495" calcext:value-type="float">
            <text:p><text:s/>5.99 <text:s text:c="2"/></text:p>
          </table:table-cell>
          <table:table-cell table:style-name="ce45" office:value-type="float" office:value="4.8331647862509" calcext:value-type="float">
            <text:p><text:s/>4.83 <text:s text:c="2"/></text:p>
          </table:table-cell>
          <table:table-cell table:style-name="ce45" office:value-type="float" office:value="1.1523643952888" calcext:value-type="float">
            <text:p><text:s/>1.15 <text:s text:c="2"/></text:p>
          </table:table-cell>
          <table:table-cell table:style-name="ce45" office:value-type="float" office:value="0.00129056208525111" calcext:value-type="float">
            <text:p><text:s/>0.00 <text:s text:c="2"/></text:p>
          </table:table-cell>
          <table:table-cell table:number-columns-repeated="2"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11" calcext:value-type="float">
            <text:p>2011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28491803966885" calcext:value-type="float">
            <text:p><text:s/>6.28 <text:s text:c="2"/></text:p>
          </table:table-cell>
          <table:table-cell table:style-name="ce45" office:value-type="float" office:value="28.7364713334913" calcext:value-type="float">
            <text:p><text:s/>28.74 <text:s text:c="2"/></text:p>
          </table:table-cell>
          <table:table-cell table:style-name="ce45" office:value-type="float" office:value="8.03042963115188" calcext:value-type="float">
            <text:p><text:s/>8.03 <text:s text:c="2"/></text:p>
          </table:table-cell>
          <table:table-cell table:style-name="ce45" office:value-type="float" office:value="36.7214814416539" calcext:value-type="float">
            <text:p><text:s/>36.72 <text:s text:c="2"/></text:p>
          </table:table-cell>
          <table:table-cell table:style-name="ce45" office:value-type="float" office:value="12.4249109900294" calcext:value-type="float">
            <text:p><text:s/>12.42 <text:s text:c="2"/></text:p>
          </table:table-cell>
          <table:table-cell table:style-name="ce45" office:value-type="float" office:value="7.80178856400468" calcext:value-type="float">
            <text:p><text:s/>7.80 <text:s text:c="2"/></text:p>
          </table:table-cell>
          <table:table-cell table:style-name="ce45" office:value-type="float" office:value="4.92907378206344" calcext:value-type="float">
            <text:p><text:s/>4.93 <text:s text:c="2"/></text:p>
          </table:table-cell>
          <table:table-cell table:style-name="ce45" office:value-type="float" office:value="1.26292553659541" calcext:value-type="float">
            <text:p><text:s/>1.26 <text:s text:c="2"/></text:p>
          </table:table-cell>
          <table:table-cell table:style-name="ce45" office:value-type="float" office:value="0.107215581070262" calcext:value-type="float">
            <text:p><text:s/>0.11 <text:s text:c="2"/></text:p>
          </table:table-cell>
          <table:table-cell table:style-name="ce34" office:value-type="float" office:value="1.50257366427557" calcext:value-type="float">
            <text:p><text:s/>1.50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12" calcext:value-type="float">
            <text:p>2012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34991801601814" calcext:value-type="float">
            <text:p><text:s/>6.35 <text:s text:c="2"/></text:p>
          </table:table-cell>
          <table:table-cell table:style-name="ce45" office:value-type="float" office:value="27.5694307527896" calcext:value-type="float">
            <text:p><text:s/>27.57 <text:s text:c="2"/></text:p>
          </table:table-cell>
          <table:table-cell table:style-name="ce45" office:value-type="float" office:value="8.11836286228241" calcext:value-type="float">
            <text:p><text:s/>8.12 <text:s text:c="2"/></text:p>
          </table:table-cell>
          <table:table-cell table:style-name="ce45" office:value-type="float" office:value="37.1012629137675" calcext:value-type="float">
            <text:p><text:s/>37.10 <text:s text:c="2"/></text:p>
          </table:table-cell>
          <table:table-cell table:style-name="ce45" office:value-type="float" office:value="12.5534120962326" calcext:value-type="float">
            <text:p><text:s/>12.55 <text:s text:c="2"/></text:p>
          </table:table-cell>
          <table:table-cell table:style-name="ce45" office:value-type="float" office:value="8.30761335890969" calcext:value-type="float">
            <text:p><text:s/>8.31 <text:s text:c="2"/></text:p>
          </table:table-cell>
          <table:table-cell table:style-name="ce45" office:value-type="float" office:value="5.07913152156653" calcext:value-type="float">
            <text:p><text:s/>5.08 <text:s text:c="2"/></text:p>
          </table:table-cell>
          <table:table-cell table:style-name="ce45" office:value-type="float" office:value="1.38263241781523" calcext:value-type="float">
            <text:p><text:s/>1.38 <text:s text:c="2"/></text:p>
          </table:table-cell>
          <table:table-cell table:style-name="ce45" office:value-type="float" office:value="0.327735814711442" calcext:value-type="float">
            <text:p><text:s/>0.33 <text:s text:c="2"/></text:p>
          </table:table-cell>
          <table:table-cell table:style-name="ce34" office:value-type="float" office:value="1.51811360481649" calcext:value-type="float">
            <text:p><text:s/>1.52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13" calcext:value-type="float">
            <text:p>2013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31837771062835" calcext:value-type="float">
            <text:p><text:s/>6.32 <text:s text:c="2"/></text:p>
          </table:table-cell>
          <table:table-cell table:style-name="ce45" office:value-type="float" office:value="27.4324922500921" calcext:value-type="float">
            <text:p><text:s/>27.43 <text:s text:c="2"/></text:p>
          </table:table-cell>
          <table:table-cell table:style-name="ce45" office:value-type="float" office:value="8.07512468536507" calcext:value-type="float">
            <text:p><text:s/>8.08 <text:s text:c="2"/></text:p>
          </table:table-cell>
          <table:table-cell table:style-name="ce45" office:value-type="float" office:value="36.9509752896795" calcext:value-type="float">
            <text:p><text:s/>36.95 <text:s text:c="2"/></text:p>
          </table:table-cell>
          <table:table-cell table:style-name="ce45" office:value-type="float" office:value="12.4910587791976" calcext:value-type="float">
            <text:p><text:s/>12.49 <text:s text:c="2"/></text:p>
          </table:table-cell>
          <table:table-cell table:style-name="ce45" office:value-type="float" office:value="8.73197128503734" calcext:value-type="float">
            <text:p><text:s/>8.73 <text:s text:c="2"/></text:p>
          </table:table-cell>
          <table:table-cell table:style-name="ce45" office:value-type="float" office:value="5.05390326524873" calcext:value-type="float">
            <text:p><text:s/>5.05 <text:s text:c="2"/></text:p>
          </table:table-cell>
          <table:table-cell table:style-name="ce45" office:value-type="float" office:value="1.48066640769898" calcext:value-type="float">
            <text:p><text:s/>1.48 <text:s text:c="2"/></text:p>
          </table:table-cell>
          <table:table-cell table:style-name="ce45" office:value-type="float" office:value="0.686828540330664" calcext:value-type="float">
            <text:p><text:s/>0.69 <text:s text:c="2"/></text:p>
          </table:table-cell>
          <table:table-cell table:style-name="ce34" office:value-type="float" office:value="1.51057307175897" calcext:value-type="float">
            <text:p><text:s/>1.51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/>
          <table:table-cell/>
          <table:table-cell table:style-name="ce50"/>
          <table:table-cell table:number-columns-repeated="1007"/>
        </table:table-row>
        <table:table-row table:style-name="ro5">
          <table:table-cell table:style-name="ce7" office:value-type="float" office:value="2014" calcext:value-type="float">
            <text:p>2014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37945894636738" calcext:value-type="float">
            <text:p><text:s/>6.38 <text:s text:c="2"/></text:p>
          </table:table-cell>
          <table:table-cell table:style-name="ce45" office:value-type="float" office:value="26.2266373155982" calcext:value-type="float">
            <text:p><text:s/>26.23 <text:s text:c="2"/></text:p>
          </table:table-cell>
          <table:table-cell table:style-name="ce45" office:value-type="float" office:value="8.15318880516264" calcext:value-type="float">
            <text:p><text:s/>8.15 <text:s text:c="2"/></text:p>
          </table:table-cell>
          <table:table-cell table:style-name="ce45" office:value-type="float" office:value="37.3768380724149" calcext:value-type="float">
            <text:p><text:s/>37.38 <text:s text:c="2"/></text:p>
          </table:table-cell>
          <table:table-cell table:style-name="ce45" office:value-type="float" office:value="12.611812767146" calcext:value-type="float">
            <text:p><text:s/>12.61 <text:s text:c="2"/></text:p>
          </table:table-cell>
          <table:table-cell table:style-name="ce45" office:value-type="float" office:value="9.25206409331094" calcext:value-type="float">
            <text:p><text:s/>9.25 <text:s text:c="2"/></text:p>
          </table:table-cell>
          <table:table-cell table:style-name="ce45" office:value-type="float" office:value="5.10276053065526" calcext:value-type="float">
            <text:p><text:s/>5.10 <text:s text:c="2"/></text:p>
          </table:table-cell>
          <table:table-cell table:style-name="ce45" office:value-type="float" office:value="1.55137065445943" calcext:value-type="float">
            <text:p><text:s/>1.55 <text:s text:c="2"/></text:p>
          </table:table-cell>
          <table:table-cell table:style-name="ce45" office:value-type="float" office:value="1.0727567731" calcext:value-type="float">
            <text:p><text:s/>1.07 <text:s text:c="2"/></text:p>
          </table:table-cell>
          <table:table-cell table:style-name="ce34" office:value-type="float" office:value="1.52517613509625" calcext:value-type="float">
            <text:p><text:s/>1.53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5">
          <table:table-cell table:style-name="ce7" office:value-type="float" office:value="2015" calcext:value-type="float">
            <text:p>2015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34067228379075" calcext:value-type="float">
            <text:p><text:s/>6.34 <text:s text:c="2"/></text:p>
          </table:table-cell>
          <table:table-cell table:style-name="ce45" office:value-type="float" office:value="26.0671812017441" calcext:value-type="float">
            <text:p><text:s/>26.07 <text:s text:c="2"/></text:p>
          </table:table-cell>
          <table:table-cell table:style-name="ce45" office:value-type="float" office:value="8.10361798955461" calcext:value-type="float">
            <text:p><text:s/>8.10 <text:s text:c="2"/></text:p>
          </table:table-cell>
          <table:table-cell table:style-name="ce45" office:value-type="float" office:value="37.1495895206671" calcext:value-type="float">
            <text:p><text:s/>37.15 <text:s text:c="2"/></text:p>
          </table:table-cell>
          <table:table-cell table:style-name="ce45" office:value-type="float" office:value="12.53513383083" calcext:value-type="float">
            <text:p><text:s/>12.54 <text:s text:c="2"/></text:p>
          </table:table-cell>
          <table:table-cell table:style-name="ce45" office:value-type="float" office:value="9.80380517341349" calcext:value-type="float">
            <text:p><text:s/>9.80 <text:s text:c="2"/></text:p>
          </table:table-cell>
          <table:table-cell table:style-name="ce45" office:value-type="float" office:value="5.09123086972628" calcext:value-type="float">
            <text:p><text:s/>5.09 <text:s text:c="2"/></text:p>
          </table:table-cell>
          <table:table-cell table:style-name="ce45" office:value-type="float" office:value="1.56508846310048" calcext:value-type="float">
            <text:p><text:s/>1.57 <text:s text:c="2"/></text:p>
          </table:table-cell>
          <table:table-cell table:style-name="ce45" office:value-type="float" office:value="1.62918725009234" calcext:value-type="float">
            <text:p><text:s/>1.63 <text:s text:c="2"/></text:p>
          </table:table-cell>
          <table:table-cell table:style-name="ce34" office:value-type="float" office:value="1.51829859049438" calcext:value-type="float">
            <text:p><text:s/>1.52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5">
          <table:table-cell table:style-name="ce7" office:value-type="float" office:value="2016" calcext:value-type="float">
            <text:p>2016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17578320181273" calcext:value-type="float">
            <text:p><text:s/>6.18 <text:s text:c="2"/></text:p>
          </table:table-cell>
          <table:table-cell table:style-name="ce45" office:value-type="float" office:value="27.288084953713" calcext:value-type="float">
            <text:p><text:s/>27.29 <text:s text:c="2"/></text:p>
          </table:table-cell>
          <table:table-cell table:style-name="ce45" office:value-type="float" office:value="7.88741029805441" calcext:value-type="float">
            <text:p><text:s/>7.89 <text:s text:c="2"/></text:p>
          </table:table-cell>
          <table:table-cell table:style-name="ce45" office:value-type="float" office:value="36.1835150355399" calcext:value-type="float">
            <text:p><text:s/>36.18 <text:s text:c="2"/></text:p>
          </table:table-cell>
          <table:table-cell table:style-name="ce45" office:value-type="float" office:value="12.2091578747597" calcext:value-type="float">
            <text:p><text:s/>12.21 <text:s text:c="2"/></text:p>
          </table:table-cell>
          <table:table-cell table:style-name="ce45" office:value-type="float" office:value="10.2560486361203" calcext:value-type="float">
            <text:p><text:s/>10.26 <text:s text:c="2"/></text:p>
          </table:table-cell>
          <table:table-cell table:style-name="ce45" office:value-type="float" office:value="4.95883349186567" calcext:value-type="float">
            <text:p><text:s/>4.96 <text:s text:c="2"/></text:p>
          </table:table-cell>
          <table:table-cell table:style-name="ce45" office:value-type="float" office:value="1.60840939451976" calcext:value-type="float">
            <text:p><text:s/>1.61 <text:s text:c="2"/></text:p>
          </table:table-cell>
          <table:table-cell table:style-name="ce45" office:value-type="float" office:value="2.20970567290071" calcext:value-type="float">
            <text:p><text:s/>2.21 <text:s text:c="2"/></text:p>
          </table:table-cell>
          <table:table-cell table:style-name="ce34" office:value-type="float" office:value="1.47910007683415" calcext:value-type="float">
            <text:p><text:s/>1.48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5">
          <table:table-cell table:style-name="ce7" office:value-type="float" office:value="2017" calcext:value-type="float">
            <text:p>2017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6.21253853588469" calcext:value-type="float">
            <text:p><text:s/>6.21 <text:s text:c="2"/></text:p>
          </table:table-cell>
          <table:table-cell table:style-name="ce45" office:value-type="float" office:value="29.3605717254526" calcext:value-type="float">
            <text:p><text:s/>29.36 <text:s text:c="2"/></text:p>
          </table:table-cell>
          <table:table-cell table:style-name="ce45" office:value-type="float" office:value="6.13648865984895" calcext:value-type="float">
            <text:p><text:s/>6.14 <text:s text:c="2"/></text:p>
          </table:table-cell>
          <table:table-cell table:style-name="ce45" office:value-type="float" office:value="34.575212305506" calcext:value-type="float">
            <text:p><text:s/>34.58 <text:s text:c="2"/></text:p>
          </table:table-cell>
          <table:table-cell table:style-name="ce45" office:value-type="float" office:value="12.2818209948466" calcext:value-type="float">
            <text:p><text:s/>12.28 <text:s text:c="2"/></text:p>
          </table:table-cell>
          <table:table-cell table:style-name="ce45" office:value-type="float" office:value="11.4333677784612" calcext:value-type="float">
            <text:p><text:s/>11.43 <text:s text:c="2"/></text:p>
          </table:table-cell>
          <table:table-cell table:style-name="ce45" office:value-type="float" office:value="4.98834611814233" calcext:value-type="float">
            <text:p><text:s/>4.99 <text:s text:c="2"/></text:p>
          </table:table-cell>
          <table:table-cell table:style-name="ce45" office:value-type="float" office:value="1.65355714389404" calcext:value-type="float">
            <text:p><text:s/>1.65 <text:s text:c="2"/></text:p>
          </table:table-cell>
          <table:table-cell table:style-name="ce45" office:value-type="float" office:value="3.30277362865733" calcext:value-type="float">
            <text:p><text:s/>3.30 <text:s text:c="2"/></text:p>
          </table:table-cell>
          <table:table-cell table:style-name="ce34" office:value-type="float" office:value="1.48869088776746" calcext:value-type="float">
            <text:p><text:s/>1.49 <text:s text:c="2"/></text:p>
          </table:table-cell>
          <table:table-cell table:style-name="ce34" office:value-type="float" office:value="0" calcext:value-type="float">
            <text:p><text:s/>- <text:s text:c="4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5">
          <table:table-cell table:style-name="ce7" office:value-type="float" office:value="2018" calcext:value-type="float">
            <text:p>2018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5.83099630348001" calcext:value-type="float">
            <text:p><text:s/>5.83 <text:s text:c="2"/></text:p>
          </table:table-cell>
          <table:table-cell table:style-name="ce45" office:value-type="float" office:value="29.3501697487732" calcext:value-type="float">
            <text:p><text:s/>29.35 <text:s text:c="2"/></text:p>
          </table:table-cell>
          <table:table-cell table:style-name="ce45" office:value-type="float" office:value="5.757196776091" calcext:value-type="float">
            <text:p><text:s/>5.76 <text:s text:c="2"/></text:p>
          </table:table-cell>
          <table:table-cell table:style-name="ce45" office:value-type="float" office:value="35.7966476566924" calcext:value-type="float">
            <text:p><text:s/>35.80 <text:s text:c="2"/></text:p>
          </table:table-cell>
          <table:table-cell table:style-name="ce45" office:value-type="float" office:value="10.1022795296264" calcext:value-type="float">
            <text:p><text:s/>10.10 <text:s text:c="2"/></text:p>
          </table:table-cell>
          <table:table-cell table:style-name="ce45" office:value-type="float" office:value="13.1627099853369" calcext:value-type="float">
            <text:p><text:s/>13.16 <text:s text:c="2"/></text:p>
          </table:table-cell>
          <table:table-cell table:style-name="ce45" office:value-type="float" office:value="4.68690866481569" calcext:value-type="float">
            <text:p><text:s/>4.69 <text:s text:c="2"/></text:p>
          </table:table-cell>
          <table:table-cell table:style-name="ce45" office:value-type="float" office:value="1.59346428230161" calcext:value-type="float">
            <text:p><text:s/>1.59 <text:s text:c="2"/></text:p>
          </table:table-cell>
          <table:table-cell table:style-name="ce45" office:value-type="float" office:value="5.48486101253346" calcext:value-type="float">
            <text:p><text:s/>5.48 <text:s text:c="2"/></text:p>
          </table:table-cell>
          <table:table-cell table:style-name="ce34" office:value-type="float" office:value="1.39740879667419" calcext:value-type="float">
            <text:p><text:s/>1.40 <text:s text:c="2"/></text:p>
          </table:table-cell>
          <table:table-cell table:style-name="ce34" office:value-type="float" office:value="0.0000672290119540354" calcext:value-type="float">
            <text:p><text:s/>0.00 <text:s text:c="2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5">
          <table:table-cell table:style-name="ce7" office:value-type="float" office:value="2019" calcext:value-type="float">
            <text:p>2019</text:p>
          </table:table-cell>
          <table:table-cell table:style-name="ce45" office:value-type="float" office:value="100" calcext:value-type="float">
            <text:p><text:s/>100.00 <text:s text:c="2"/></text:p>
          </table:table-cell>
          <table:table-cell table:style-name="ce45" office:value-type="float" office:value="5.44591791197563" calcext:value-type="float">
            <text:p><text:s/>5.45 <text:s text:c="2"/></text:p>
          </table:table-cell>
          <table:table-cell table:style-name="ce45" office:value-type="float" office:value="30.7606457125661" calcext:value-type="float">
            <text:p><text:s/>30.76 <text:s text:c="2"/></text:p>
          </table:table-cell>
          <table:table-cell table:style-name="ce45" office:value-type="float" office:value="5.37933622841846" calcext:value-type="float">
            <text:p><text:s/>5.38 <text:s text:c="2"/></text:p>
          </table:table-cell>
          <table:table-cell table:style-name="ce45" office:value-type="float" office:value="35.3361062725044" calcext:value-type="float">
            <text:p><text:s/>35.34 <text:s text:c="2"/></text:p>
          </table:table-cell>
          <table:table-cell table:style-name="ce45" office:value-type="float" office:value="8.1039946791582" calcext:value-type="float">
            <text:p><text:s/>8.10 <text:s text:c="2"/></text:p>
          </table:table-cell>
          <table:table-cell table:style-name="ce45" office:value-type="float" office:value="14.9739991953771" calcext:value-type="float">
            <text:p><text:s/>14.97 <text:s text:c="2"/></text:p>
          </table:table-cell>
          <table:table-cell table:style-name="ce45" office:value-type="float" office:value="4.37947867621749" calcext:value-type="float">
            <text:p><text:s/>4.38 <text:s text:c="2"/></text:p>
          </table:table-cell>
          <table:table-cell table:style-name="ce45" office:value-type="float" office:value="1.759707516116" calcext:value-type="float">
            <text:p><text:s/>1.76 <text:s text:c="2"/></text:p>
          </table:table-cell>
          <table:table-cell table:style-name="ce45" office:value-type="float" office:value="7.53027915708242" calcext:value-type="float">
            <text:p><text:s/>7.53 <text:s text:c="2"/></text:p>
          </table:table-cell>
          <table:table-cell table:style-name="ce34" office:value-type="float" office:value="1.3039059538115" calcext:value-type="float">
            <text:p><text:s/>1.30 <text:s text:c="2"/></text:p>
          </table:table-cell>
          <table:table-cell table:style-name="ce34" office:value-type="float" office:value="0.000627892149728167" calcext:value-type="float">
            <text:p><text:s/>0.00 <text:s text:c="2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5">
          <table:table-cell table:style-name="ce8" office:value-type="float" office:value="2020" calcext:value-type="float">
            <text:p>2020</text:p>
          </table:table-cell>
          <table:table-cell table:style-name="ce46" office:value-type="float" office:value="100" calcext:value-type="float">
            <text:p><text:s/>100.00 <text:s text:c="2"/></text:p>
          </table:table-cell>
          <table:table-cell table:style-name="ce46" office:value-type="float" office:value="5.22767425473697" calcext:value-type="float">
            <text:p><text:s/>5.23 <text:s text:c="2"/></text:p>
          </table:table-cell>
          <table:table-cell table:style-name="ce46" office:value-type="float" office:value="29.5279213256321" calcext:value-type="float">
            <text:p><text:s/>29.53 <text:s text:c="2"/></text:p>
          </table:table-cell>
          <table:table-cell table:style-name="ce46" office:value-type="float" office:value="3.19946522620199" calcext:value-type="float">
            <text:p><text:s/>3.20 <text:s text:c="2"/></text:p>
          </table:table-cell>
          <table:table-cell table:style-name="ce46" office:value-type="float" office:value="35.7810494919713" calcext:value-type="float">
            <text:p><text:s/>35.78 <text:s text:c="2"/></text:p>
          </table:table-cell>
          <table:table-cell table:style-name="ce46" office:value-type="float" office:value="7.77922932910898" calcext:value-type="float">
            <text:p><text:s/>7.78 <text:s text:c="2"/></text:p>
          </table:table-cell>
          <table:table-cell table:style-name="ce46" office:value-type="float" office:value="18.4846603723486" calcext:value-type="float">
            <text:p><text:s/>18.48 <text:s text:c="2"/></text:p>
          </table:table-cell>
          <table:table-cell table:style-name="ce46" office:value-type="float" office:value="4.20543891890571" calcext:value-type="float">
            <text:p><text:s/>4.21 <text:s text:c="2"/></text:p>
          </table:table-cell>
          <table:table-cell table:style-name="ce46" office:value-type="float" office:value="1.8399826188872" calcext:value-type="float">
            <text:p><text:s/>1.84 <text:s text:c="2"/></text:p>
          </table:table-cell>
          <table:table-cell table:style-name="ce46" office:value-type="float" office:value="11.1809163449966" calcext:value-type="float">
            <text:p><text:s/>11.18 <text:s text:c="2"/></text:p>
          </table:table-cell>
          <table:table-cell table:style-name="ce35" office:value-type="float" office:value="1.25771976001399" calcext:value-type="float">
            <text:p><text:s/>1.26 <text:s text:c="2"/></text:p>
          </table:table-cell>
          <table:table-cell table:style-name="ce35" office:value-type="float" office:value="0.000602729545127245" calcext:value-type="float">
            <text:p><text:s/>0.00 <text:s text:c="2"/></text:p>
          </table:table-cell>
          <table:table-cell table:style-name="ce49"/>
          <table:table-cell table:style-name="ce50" table:number-columns-repeated="3"/>
          <table:table-cell table:number-columns-repeated="1007"/>
        </table:table-row>
        <table:table-row table:style-name="ro6">
          <table:table-cell office:value-type="string" calcext:value-type="string">
            <text:p>Source<text:span text:style-name="T7">：</text:span><text:span text:style-name="T3">Taiwan Power Company</text:span>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Note:1.Waste and biogas of cogeneration plants is reclassified to renewable energy since 2014, and the data can be traced back to 2011.</text:p>
          </table:table-cell>
          <table:table-cell table:number-columns-repeated="1023"/>
        </table:table-row>
        <table:table-row table:style-name="ro6">
          <table:table-cell table:style-name="ce11" office:value-type="string" calcext:value-type="string">
            <text:p><text:s text:c="9"/>2.Biomass is included in "waste and biogas" since 2015.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Page1.$A$1" table:cell-range-address="$Page2.$A$1:.$M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text> </number:text>
      <number:number number:decimal-places="1" loext:min-decimal-places="1" number:min-integer-digits="1" number:grouping="true"/>
      <number:text>   </number:text>
    </number:number-style>
    <number:number-style style:name="N141P1" style:volatile="true">
      <loext:text> </loext:text>
      <loext:fill-character> </loext:fill-character>
      <number:text>- </number:text>
      <number:number number:decimal-places="1" loext:min-decimal-places="1" number:min-integer-digits="1" number:grouping="true"/>
      <number:text>   </number:text>
    </number:number-style>
    <number:number-style style:name="N141P2" style:volatile="true">
      <loext:text> </loext:text>
      <loext:fill-character> </loext:fill-character>
      <number:text>-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loext:min-decimal-places="0" number:min-integer-digits="1" number:grouping="true"/>
      <number:text> </number:text>
    </number:number-style>
    <number:number-style style:name="N143P0" style:volatile="true">
      <number:number number:decimal-places="2" loext:min-decimal-places="2" number:min-integer-digits="1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3P0"/>
    </number:number-style>
    <number:number-style style:name="N144">
      <number:number number:decimal-places="2" loext:min-decimal-places="2" number:min-integer-digits="1" number:grouping="true"/>
      <number:text> </number:text>
    </number:number-style>
    <number:number-style style:name="N145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45P1" style:volatile="true">
      <loext:text> </loext:text>
      <loext:fill-character> </loext:fill-character>
      <number:text>- </number:text>
      <number:number number:decimal-places="2" loext:min-decimal-places="2" number:min-integer-digits="1" number:grouping="true"/>
      <number:text>   </number:text>
    </number:number-style>
    <number:number-style style:name="N145P2" style:volatile="true">
      <loext:text> </loext:text>
      <loext:fill-character> </loext:fill-character>
      <number:text>-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0" loext:min-decimal-places="0" number:min-integer-digits="1" number:grouping="true"/>
      <number:text>   </number:text>
    </number:number-style>
    <number:number-style style:name="N146P1" style:volatile="true">
      <loext:text> </loext:text>
      <loext:fill-character> </loext:fill-character>
      <number:text>- </number:text>
      <number:number number:decimal-places="0" loext:min-decimal-places="0" number:min-integer-digits="1" number:grouping="true"/>
      <number:text>   </number:text>
    </number:number-style>
    <number:number-style style:name="N146P2" style:volatile="true">
      <loext:text> </loext:text>
      <loext:fill-character> </loext:fill-character>
      <number:text>-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表頭" style:display-name="一般_表頭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14.99mm" fo:margin-left="0mm" fo:margin-right="0mm" style:print-page-order="ttb" style:first-page-number="continue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4T02:29:23</meta:print-date>
    <meta:creation-date>2021-06-21T05:50:30</meta:creation-date>
    <dc:date>2021-06-24T02:29:24</dc:date>
    <meta:generator>LibreOffice/5.4.1.2$Windows_x86 LibreOffice_project/ea7cb86e6eeb2bf3a5af73a8f7777ac570321527</meta:generator>
    <meta:document-statistic meta:table-count="2" meta:cell-count="5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